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entury Gothic" svg:font-family="'Century Gothic'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fontello" svg:font-family="fontello"/>
  </office:font-face-decls>
  <office:automatic-styles>
    <style:style style:name="Tableau1" style:family="table">
      <style:table-properties style:width="12.002cm" table:align="margins"/>
    </style:style>
    <style:style style:name="Tableau1.A" style:family="table-column">
      <style:table-column-properties style:column-width="12.002cm" style:rel-column-width="65535*"/>
    </style:style>
    <style:style style:name="Tableau1.A1" style:family="table-cell">
      <style:table-cell-properties fo:background-color="transparent" fo:padding="0.097cm" fo:border-left="none" fo:border-right="none" fo:border-top="none" fo:border-bottom="0.5pt solid #808080">
        <style:background-image/>
      </style:table-cell-properties>
    </style:style>
    <style:style style:name="Tableau2" style:family="table">
      <style:table-properties style:width="12.002cm" table:align="margins"/>
    </style:style>
    <style:style style:name="Tableau2.A" style:family="table-column">
      <style:table-column-properties style:column-width="12.002cm" style:rel-column-width="65535*"/>
    </style:style>
    <style:style style:name="Tableau2.A1" style:family="table-cell">
      <style:table-cell-properties fo:padding="0.097cm" fo:border-left="none" fo:border-right="none" fo:border-top="none" fo:border-bottom="1pt solid #808080"/>
    </style:style>
    <style:style style:name="Tableau3" style:family="table">
      <style:table-properties style:width="12.002cm" table:align="margins"/>
    </style:style>
    <style:style style:name="Tableau3.A" style:family="table-column">
      <style:table-column-properties style:column-width="12.002cm" style:rel-column-width="65535*"/>
    </style:style>
    <style:style style:name="Tableau3.A1" style:family="table-cell">
      <style:table-cell-properties fo:padding="0.097cm" fo:border-left="none" fo:border-right="none" fo:border-top="none" fo:border-bottom="1pt solid #808080"/>
    </style:style>
    <style:style style:name="P1" style:family="paragraph" style:parent-style-name="Header">
      <style:text-properties fo:color="#ffffff" loext:opacity="100%" style:font-name="Century Gothic" fo:font-size="28pt" fo:font-weight="bold" officeooo:rsid="001dc339" officeooo:paragraph-rsid="001dc339" style:font-size-asian="28pt" style:font-weight-asian="bold" style:font-size-complex="28pt" style:font-weight-complex="bold"/>
    </style:style>
    <style:style style:name="P2" style:family="paragraph" style:parent-style-name="Header">
      <style:text-properties fo:color="#ffffff" loext:opacity="100%" style:font-name="Century Gothic" fo:font-size="18pt" fo:font-weight="normal" officeooo:rsid="001dc339" officeooo:paragraph-rsid="001dc339" style:font-size-asian="18pt" style:font-weight-asian="normal" style:font-size-complex="18pt" style:font-weight-complex="normal"/>
    </style:style>
    <style:style style:name="P3" style:family="paragraph" style:parent-style-name="Header">
      <style:text-properties fo:color="#ffffff" loext:opacity="100%" style:font-name="Century Gothic" fo:font-size="12pt" fo:font-weight="normal" officeooo:rsid="001dc339" officeooo:paragraph-rsid="00231bf6" style:font-size-asian="10.5pt" style:font-weight-asian="normal" style:font-size-complex="12pt" style:font-weight-complex="normal"/>
    </style:style>
    <style:style style:name="P4" style:family="paragraph" style:parent-style-name="Header">
      <style:text-properties officeooo:paragraph-rsid="00231bf6"/>
    </style:style>
    <style:style style:name="P5" style:family="paragraph" style:parent-style-name="Standard">
      <style:paragraph-properties fo:line-height="100%" fo:text-align="start" style:justify-single-word="false"/>
      <style:text-properties fo:color="#000000" loext:opacity="100%" style:font-name="Century Gothic" fo:font-size="14pt" fo:font-weight="normal" officeooo:rsid="00172783" officeooo:paragraph-rsid="00172783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0000" loext:opacity="100%" style:font-name="Century Gothic" fo:font-size="14pt" style:text-underline-style="none" fo:font-weight="bold" officeooo:rsid="001af4fe" officeooo:paragraph-rsid="00399454" style:font-size-asian="14pt" style:font-weight-asian="bold" style:font-size-complex="14pt" style:font-weight-complex="bold"/>
    </style:style>
    <style:style style:name="P7" style:family="paragraph" style:parent-style-name="Standard">
      <style:paragraph-properties fo:line-height="100%" fo:text-align="start" style:justify-single-word="false"/>
      <style:text-properties style:font-name="Century Gothic" fo:font-size="14pt" fo:font-weight="bold" officeooo:rsid="00183e60" officeooo:paragraph-rsid="00399454" style:font-size-asian="14pt" style:font-weight-asian="bold" style:font-size-complex="14pt" style:font-weight-complex="bold"/>
    </style:style>
    <style:style style:name="P8" style:family="paragraph" style:parent-style-name="Standard">
      <style:paragraph-properties fo:line-height="100%" fo:text-align="start" style:justify-single-word="false"/>
      <style:text-properties style:font-name="Century Gothic" fo:font-size="14pt" fo:font-weight="normal" officeooo:rsid="00172783" officeooo:paragraph-rsid="00172783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Century Gothic" fo:font-size="14pt" fo:font-weight="normal" officeooo:rsid="00160b2c" officeooo:paragraph-rsid="002aa12c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Century Gothic" fo:font-size="14pt" fo:font-weight="normal" officeooo:rsid="00160b2c" officeooo:paragraph-rsid="002aa12c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line-height="100%" fo:text-align="start" style:justify-single-word="false"/>
      <style:text-properties style:font-name="Century Gothic" fo:font-size="14pt" style:text-underline-style="none" fo:font-weight="normal" officeooo:rsid="0018d62f" officeooo:paragraph-rsid="0018d62f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line-height="100%" fo:text-align="start" style:justify-single-word="false"/>
      <style:text-properties style:font-name="Century Gothic" fo:font-size="10pt" fo:font-weight="normal" officeooo:rsid="0018d62f" officeooo:paragraph-rsid="0018d62f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line-height="100%" fo:text-align="start" style:justify-single-word="false"/>
      <style:text-properties style:font-name="Century Gothic" fo:font-size="10pt" fo:font-weight="normal" officeooo:rsid="0018d62f" officeooo:paragraph-rsid="001a02e8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line-height="100%" fo:text-align="start" style:justify-single-word="false"/>
      <style:text-properties fo:color="#3465a4" loext:opacity="100%" style:font-name="Century Gothic" fo:font-size="10pt" fo:font-weight="normal" officeooo:rsid="00172783" officeooo:paragraph-rsid="00172783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3465a4" loext:opacity="100%" style:font-name="Century Gothic" fo:font-size="10pt" fo:font-weight="normal" officeooo:rsid="00160b2c" officeooo:paragraph-rsid="00160b2c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3465a4" loext:opacity="100%" style:font-name="Century Gothic" fo:font-size="10pt" fo:font-weight="normal" officeooo:rsid="00160b2c" officeooo:paragraph-rsid="00160b2c" style:font-size-asian="10pt" style:font-weight-asian="normal" style:font-size-complex="10pt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ackground-color="transparent"/>
      <style:text-properties fo:color="#3465a4" loext:opacity="100%" style:font-name="Century Gothic" fo:font-size="10pt" fo:font-weight="normal" officeooo:rsid="00160b2c" officeooo:paragraph-rsid="00160b2c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line-height="100%" fo:text-align="start" style:justify-single-word="false"/>
      <style:text-properties fo:color="#3465a4" loext:opacity="100%" style:font-name="Century Gothic" fo:font-size="10pt" fo:font-weight="normal" officeooo:rsid="00172783" officeooo:paragraph-rsid="00172783" style:font-size-asian="8.75pt" style:font-weight-asian="normal" style:font-size-complex="10pt" style:font-weight-complex="normal"/>
    </style:style>
    <style:style style:name="P19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3465a4" loext:opacity="100%" style:font-name="Century Gothic" fo:font-size="10pt" fo:font-weight="normal" officeooo:rsid="00172783" officeooo:paragraph-rsid="00172783" style:font-size-asian="8.75pt" style:font-weight-asian="normal" style:font-size-complex="10pt" style:font-weight-complex="normal"/>
    </style:style>
    <style:style style:name="P20" style:family="paragraph" style:parent-style-name="Standard">
      <style:paragraph-properties fo:line-height="100%" fo:text-align="start" style:justify-single-word="false"/>
      <style:text-properties fo:color="#323232" loext:opacity="100%" style:font-name="Century Gothic" fo:font-size="14pt" fo:font-weight="bold" officeooo:rsid="001c3c26" officeooo:paragraph-rsid="00231bf6" style:font-size-asian="14pt" style:font-weight-asian="bold" style:font-size-complex="14pt" style:font-weight-complex="bold"/>
    </style:style>
    <style:style style:name="P21" style:family="paragraph" style:parent-style-name="Standard">
      <style:paragraph-properties fo:line-height="100%" fo:text-align="start" style:justify-single-word="false"/>
      <style:text-properties officeooo:paragraph-rsid="002a4a4a"/>
    </style:style>
    <style:style style:name="P22" style:family="paragraph" style:parent-style-name="Standard">
      <style:paragraph-properties fo:line-height="100%" fo:text-align="start" style:justify-single-word="false"/>
      <style:text-properties officeooo:paragraph-rsid="0029c010"/>
    </style:style>
    <style:style style:name="P2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160b2c"/>
    </style:style>
    <style:style style:name="P24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officeooo:paragraph-rsid="003f5ca0"/>
    </style:style>
    <style:style style:name="P25" style:family="paragraph" style:parent-style-name="Standard">
      <style:paragraph-properties fo:line-height="100%" fo:text-align="start" style:justify-single-word="false"/>
      <style:text-properties style:text-line-through-style="none" style:text-line-through-type="none" style:font-name="Century Gothic" fo:font-size="14pt" style:text-underline-style="none" fo:font-weight="normal" officeooo:rsid="0018d62f" officeooo:paragraph-rsid="0018d62f" style:font-size-asian="14pt" style:font-weight-asian="normal" style:font-size-complex="14pt" style:font-weight-complex="normal"/>
    </style:style>
    <style:style style:name="P26" style:family="paragraph" style:parent-style-name="Header">
      <style:text-properties fo:color="#ffffff" loext:opacity="100%" style:font-name="Century Gothic" fo:font-size="12pt" fo:font-weight="normal" officeooo:rsid="001dc339" officeooo:paragraph-rsid="00231bf6" style:font-size-asian="10.5pt" style:font-weight-asian="normal" style:font-size-complex="12pt" style:font-weight-complex="normal"/>
    </style:style>
    <style:style style:name="P27" style:family="paragraph" style:parent-style-name="Standard" style:list-style-name="L1">
      <style:paragraph-properties fo:line-height="100%" fo:text-align="start" style:justify-single-word="false"/>
      <style:text-properties fo:color="#323232" loext:opacity="100%" style:font-name="Century Gothic" fo:font-size="11pt" fo:font-weight="normal" officeooo:rsid="001c8214" officeooo:paragraph-rsid="002a4a4a" style:font-size-asian="11pt" style:font-weight-asian="normal" style:font-size-complex="11pt" style:font-weight-complex="normal"/>
    </style:style>
    <style:style style:name="P28" style:family="paragraph" style:parent-style-name="Standard" style:list-style-name="L4">
      <style:paragraph-properties fo:line-height="100%" fo:text-align="start" style:justify-single-word="false"/>
      <style:text-properties fo:color="#323232" loext:opacity="100%" style:font-name="Century Gothic" fo:font-size="11pt" fo:font-weight="normal" officeooo:rsid="001c8214" officeooo:paragraph-rsid="0029c010" style:font-size-asian="11pt" style:font-weight-asian="normal" style:font-size-complex="11pt" style:font-weight-complex="normal"/>
    </style:style>
    <style:style style:name="P29" style:family="paragraph" style:parent-style-name="Standard" style:list-style-name="L2">
      <style:paragraph-properties fo:line-height="100%" fo:text-align="start" style:justify-single-word="false"/>
      <style:text-properties fo:color="#323232" loext:opacity="100%" style:font-name="Century Gothic" fo:font-size="11pt" fo:font-weight="normal" officeooo:rsid="001c3c26" officeooo:paragraph-rsid="00427d61" style:font-size-asian="11pt" style:font-weight-asian="normal" style:font-size-complex="11pt" style:font-weight-complex="normal"/>
    </style:style>
    <style:style style:name="P30" style:family="paragraph" style:parent-style-name="Standard" style:list-style-name="L2">
      <style:paragraph-properties fo:line-height="100%" fo:text-align="start" style:justify-single-word="false"/>
      <style:text-properties fo:color="#323232" loext:opacity="100%" style:font-name="Century Gothic" fo:font-size="11pt" fo:font-weight="normal" officeooo:rsid="00427d61" officeooo:paragraph-rsid="00427d61" style:font-size-asian="11pt" style:font-weight-asian="normal" style:font-size-complex="11pt" style:font-weight-complex="normal"/>
    </style:style>
    <style:style style:name="P31" style:family="paragraph" style:parent-style-name="Standard" style:list-style-name="L3">
      <style:paragraph-properties fo:line-height="100%" fo:text-align="start" style:justify-single-word="false"/>
      <style:text-properties fo:color="#323232" loext:opacity="100%" style:font-name="Century Gothic" fo:font-size="11pt" fo:font-weight="normal" officeooo:rsid="00449899" officeooo:paragraph-rsid="00449899" style:font-size-asian="11pt" style:font-weight-asian="normal" style:font-size-complex="11pt" style:font-weight-complex="normal"/>
    </style:style>
    <style:style style:name="P32" style:family="paragraph" style:parent-style-name="Standard" style:list-style-name="L3">
      <style:paragraph-properties fo:line-height="100%" fo:text-align="start" style:justify-single-word="false"/>
      <style:text-properties fo:color="#323232" loext:opacity="100%" style:font-name="Century Gothic" fo:font-size="11pt" fo:font-weight="normal" officeooo:rsid="0054f3ff" officeooo:paragraph-rsid="0054f3ff" style:font-size-asian="11pt" style:font-weight-asian="normal" style:font-size-complex="11pt" style:font-weight-complex="normal"/>
    </style:style>
    <style:style style:name="P33" style:family="paragraph" style:parent-style-name="Standard">
      <style:paragraph-properties fo:line-height="100%" fo:text-align="start" style:justify-single-word="false"/>
      <style:text-properties fo:color="#323232" loext:opacity="100%" style:font-name="Century Gothic" fo:font-size="12pt" style:text-underline-style="none" fo:font-weight="normal" officeooo:rsid="00231bf6" officeooo:paragraph-rsid="002a4a4a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line-height="100%" fo:text-align="start" style:justify-single-word="false"/>
      <style:text-properties fo:color="#323232" loext:opacity="100%" style:font-name="Century Gothic" fo:font-size="12pt" style:text-underline-style="none" fo:font-weight="normal" officeooo:rsid="00231bf6" officeooo:paragraph-rsid="0029c010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line-height="100%" fo:text-align="start" style:justify-single-word="false"/>
      <style:text-properties fo:color="#323232" loext:opacity="100%" style:font-name="Century Gothic" fo:font-size="14pt" fo:font-weight="normal" officeooo:rsid="001c8214" officeooo:paragraph-rsid="002a4a4a" style:font-size-asian="12.25pt" style:font-weight-asian="normal" style:font-size-complex="14pt" style:font-weight-complex="normal"/>
    </style:style>
    <style:style style:name="P36" style:family="paragraph" style:parent-style-name="Standard">
      <style:paragraph-properties fo:line-height="100%" fo:text-align="start" style:justify-single-word="false"/>
      <style:text-properties fo:color="#323232" loext:opacity="100%" style:font-name="Century Gothic" fo:font-size="14pt" fo:font-weight="normal" officeooo:rsid="00449899" officeooo:paragraph-rsid="00449899" style:font-size-asian="12.25pt" style:font-weight-asian="normal" style:font-size-complex="14pt" style:font-weight-complex="normal"/>
    </style:style>
    <style:style style:name="P37" style:family="paragraph" style:parent-style-name="Standard">
      <style:paragraph-properties fo:line-height="100%" fo:text-align="start" style:justify-single-word="false"/>
      <style:text-properties fo:color="#323232" loext:opacity="100%" style:font-name="Century Gothic" fo:font-size="8pt" fo:font-weight="bold" officeooo:rsid="001c8214" officeooo:paragraph-rsid="002a4a4a" style:font-size-asian="7pt" style:font-weight-asian="bold" style:font-size-complex="8pt" style:font-weight-complex="bold"/>
    </style:style>
    <style:style style:name="P38" style:family="paragraph" style:parent-style-name="Standard">
      <style:paragraph-properties fo:line-height="100%" fo:text-align="start" style:justify-single-word="false"/>
      <style:text-properties fo:color="#323232" loext:opacity="100%" style:font-name="Century Gothic" fo:font-size="8pt" fo:font-weight="bold" officeooo:rsid="001c8214" officeooo:paragraph-rsid="0029c010" style:font-size-asian="7pt" style:font-weight-asian="bold" style:font-size-complex="8pt" style:font-weight-complex="bold"/>
    </style:style>
    <style:style style:name="P39" style:family="paragraph" style:parent-style-name="Standard">
      <style:paragraph-properties fo:line-height="100%" fo:text-align="start" style:justify-single-word="false"/>
      <style:text-properties fo:color="#323232" loext:opacity="100%" style:font-name="Century Gothic" fo:font-size="8pt" fo:font-weight="bold" officeooo:rsid="001c3c26" officeooo:paragraph-rsid="00231bf6" style:font-size-asian="7pt" style:font-weight-asian="bold" style:font-size-complex="8pt" style:font-weight-complex="bold"/>
    </style:style>
    <style:style style:name="P40" style:family="paragraph" style:parent-style-name="Standard">
      <style:paragraph-properties fo:line-height="100%" fo:text-align="start" style:justify-single-word="false"/>
      <style:text-properties fo:color="#323232" loext:opacity="100%" style:font-name="Century Gothic" fo:font-size="8pt" fo:font-weight="normal" officeooo:rsid="00427d61" officeooo:paragraph-rsid="00427d61" style:font-size-asian="7pt" style:font-weight-asian="normal" style:font-size-complex="8pt" style:font-weight-complex="normal"/>
    </style:style>
    <style:style style:name="P41" style:family="paragraph" style:parent-style-name="Standard">
      <style:paragraph-properties fo:line-height="100%" fo:text-align="start" style:justify-single-word="false"/>
      <style:text-properties fo:color="#323232" loext:opacity="100%" style:font-name="Century Gothic" fo:font-size="8pt" style:text-underline-style="none" fo:font-weight="normal" officeooo:rsid="00231bf6" officeooo:paragraph-rsid="002a4a4a" style:font-size-asian="7pt" style:font-weight-asian="normal" style:font-size-complex="8pt" style:font-weight-complex="normal"/>
    </style:style>
    <style:style style:name="P42" style:family="paragraph" style:parent-style-name="Standard">
      <style:paragraph-properties fo:line-height="100%" fo:text-align="start" style:justify-single-word="false"/>
      <style:text-properties fo:color="#323232" loext:opacity="100%" style:font-name="Century Gothic" fo:font-size="8pt" style:text-underline-style="none" fo:font-weight="normal" officeooo:rsid="00231bf6" officeooo:paragraph-rsid="0029c010" style:font-size-asian="7pt" style:font-weight-asian="normal" style:font-size-complex="8pt" style:font-weight-complex="normal"/>
    </style:style>
    <style:style style:name="P43" style:family="paragraph" style:parent-style-name="Standard">
      <style:paragraph-properties fo:line-height="100%" fo:text-align="start" style:justify-single-word="false"/>
      <style:text-properties fo:color="#000000" loext:opacity="100%" style:font-name="Century Gothic" fo:font-size="10pt" fo:font-weight="normal" officeooo:rsid="00172783" officeooo:paragraph-rsid="00172783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0000" loext:opacity="100%" style:font-name="Century Gothic" fo:font-size="8pt" fo:language="zxx" fo:country="none" style:text-underline-style="solid" style:text-underline-width="auto" style:text-underline-color="font-color" fo:font-weight="normal" officeooo:rsid="00497d99" officeooo:paragraph-rsid="00497d99" style:font-size-asian="7pt" style:language-asian="zxx" style:country-asian="none" style:font-weight-asian="normal" style:font-size-complex="8pt" style:language-complex="zxx" style:country-complex="none" style:font-weight-complex="normal"/>
    </style:style>
    <style:style style:name="P45" style:family="paragraph" style:parent-style-name="Standard">
      <style:paragraph-properties fo:line-height="100%" fo:text-align="start" style:justify-single-word="false"/>
      <style:text-properties fo:color="#000000" loext:opacity="100%" style:font-name="Century Gothic" fo:font-size="8pt" style:text-underline-style="none" fo:font-weight="normal" officeooo:rsid="0018d62f" officeooo:paragraph-rsid="0018d62f" style:font-size-asian="7pt" style:font-weight-asian="normal" style:font-size-complex="8pt" style:font-weight-complex="normal"/>
    </style:style>
    <style:style style:name="P46" style:family="paragraph" style:parent-style-name="Standard">
      <style:paragraph-properties fo:line-height="100%" fo:text-align="start" style:justify-single-word="false"/>
      <style:text-properties fo:color="#000000" loext:opacity="100%" style:font-name="Century Gothic" fo:font-size="8pt" fo:font-weight="normal" officeooo:rsid="00172783" officeooo:paragraph-rsid="00172783" style:font-size-asian="7pt" style:font-weight-asian="normal" style:font-size-complex="8pt" style:font-weight-complex="normal"/>
    </style:style>
    <style:style style:name="P47" style:family="paragraph" style:parent-style-name="Standard">
      <style:paragraph-properties fo:line-height="100%" fo:text-align="start" style:justify-single-word="false"/>
      <style:text-properties fo:color="#000000" loext:opacity="100%" style:text-line-through-style="none" style:text-line-through-type="none" style:font-name="Century Gothic" fo:font-size="8pt" style:text-underline-style="none" fo:font-weight="normal" officeooo:rsid="0018d62f" officeooo:paragraph-rsid="0018d62f" style:font-size-asian="7pt" style:font-weight-asian="normal" style:font-size-complex="8pt" style:font-weight-complex="normal"/>
    </style:style>
    <style:style style:name="P48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Century Gothic" fo:font-size="10pt" fo:font-weight="normal" officeooo:rsid="00160b2c" officeooo:paragraph-rsid="00160b2c" style:font-size-asian="10pt" style:font-weight-asian="normal" style:font-size-complex="10pt" style:font-weight-complex="normal"/>
    </style:style>
    <style:style style:name="P49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Century Gothic" fo:font-size="10pt" fo:font-weight="normal" officeooo:rsid="00160b2c" officeooo:paragraph-rsid="00172783" style:font-size-asian="10pt" style:font-weight-asian="normal" style:font-size-complex="10pt" style:font-weight-complex="normal"/>
    </style:style>
    <style:style style:name="P50" style:family="paragraph" style:parent-style-name="Standard" style:master-page-name="">
      <loext:graphic-properties draw:fill="none"/>
      <style:paragraph-properties fo:margin-left="0cm" fo:margin-right="0cm" fo:line-height="100%" fo:text-align="start" style:justify-single-word="false" fo:text-indent="0cm" style:auto-text-indent="false" style:page-number="auto" fo:background-color="transparent"/>
      <style:text-properties style:font-name="Century Gothic" fo:font-size="10pt" fo:font-weight="normal" officeooo:rsid="00160b2c" officeooo:paragraph-rsid="00172783" style:font-size-asian="10pt" style:font-weight-asian="normal" style:font-size-complex="10pt" style:font-weight-complex="normal"/>
    </style:style>
    <style:style style:name="P51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Century Gothic" fo:font-size="8pt" fo:font-weight="normal" officeooo:rsid="00160b2c" officeooo:paragraph-rsid="00172783" style:font-size-asian="7pt" style:font-weight-asian="normal" style:font-size-complex="8pt" style:font-weight-complex="normal"/>
    </style:style>
    <style:style style:name="P52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0cm" style:auto-text-indent="false" fo:background-color="transparent"/>
      <style:text-properties style:font-name="Century Gothic" fo:font-size="8pt" fo:font-weight="normal" officeooo:rsid="00160b2c" officeooo:paragraph-rsid="00172783" style:font-size-asian="7pt" style:font-weight-asian="normal" style:font-size-complex="8pt" style:font-weight-complex="normal"/>
    </style:style>
    <style:style style:name="P5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Century Gothic" fo:font-size="8pt" fo:font-weight="normal" officeooo:rsid="00160b2c" officeooo:paragraph-rsid="00160b2c" style:font-size-asian="7pt" style:font-weight-asian="normal" style:font-size-complex="8pt" style:font-weight-complex="normal"/>
    </style:style>
    <style:style style:name="P54" style:family="paragraph" style:parent-style-name="Standard">
      <style:paragraph-properties fo:line-height="100%" fo:text-align="start" style:justify-single-word="false"/>
      <style:text-properties style:font-name="Century Gothic" fo:font-size="8pt" fo:font-weight="normal" officeooo:rsid="0018d62f" officeooo:paragraph-rsid="0018d62f" style:font-size-asian="7pt" style:font-weight-asian="normal" style:font-size-complex="8pt" style:font-weight-complex="normal"/>
    </style:style>
    <style:style style:name="P5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ackground-color="transparent"/>
      <style:text-properties fo:color="#3465a4" loext:opacity="100%" style:font-name="Century Gothic" fo:font-size="8pt" fo:font-weight="normal" officeooo:rsid="00160b2c" officeooo:paragraph-rsid="00160b2c" style:font-size-asian="7pt" style:font-weight-asian="normal" style:font-size-complex="8pt" style:font-weight-complex="normal"/>
    </style:style>
    <style:style style:name="P56" style:family="paragraph" style:parent-style-name="Standard">
      <style:paragraph-properties fo:line-height="100%" fo:text-align="start" style:justify-single-word="false"/>
      <style:text-properties fo:color="#3465a4" loext:opacity="100%" style:font-name="Century Gothic" fo:font-size="8pt" fo:font-weight="normal" officeooo:rsid="00172783" officeooo:paragraph-rsid="00172783" style:font-size-asian="7pt" style:font-weight-asian="normal" style:font-size-complex="8pt" style:font-weight-complex="normal"/>
    </style:style>
    <style:style style:name="P57" style:family="paragraph" style:parent-style-name="Standard">
      <style:paragraph-properties fo:line-height="100%" fo:text-align="start" style:justify-single-word="false"/>
      <style:text-properties fo:color="#808080" loext:opacity="100%" style:font-name="Century Gothic" fo:font-size="8pt" fo:font-weight="normal" officeooo:rsid="00427d61" officeooo:paragraph-rsid="00172783" style:font-size-asian="7pt" style:font-weight-asian="normal" style:font-size-complex="8pt" style:font-weight-complex="normal"/>
    </style:style>
    <style:style style:name="P58" style:family="paragraph" style:parent-style-name="Standard">
      <style:paragraph-properties fo:line-height="100%" fo:text-align="start" style:justify-single-word="false"/>
      <style:text-properties fo:color="#808080" loext:opacity="100%" style:font-name="Century Gothic" fo:font-size="8pt" fo:font-weight="normal" officeooo:rsid="002aa12c" officeooo:paragraph-rsid="00172783" style:font-size-asian="7pt" style:font-weight-asian="normal" style:font-size-complex="8pt" style:font-weight-complex="normal"/>
    </style:style>
    <style:style style:name="P59" style:family="paragraph" style:parent-style-name="Standard" style:list-style-name="L1">
      <style:paragraph-properties fo:line-height="100%" fo:text-align="start" style:justify-single-word="false"/>
      <style:text-properties fo:font-size="11pt" officeooo:paragraph-rsid="002a4a4a" style:font-size-asian="11pt" style:font-size-complex="11pt"/>
    </style:style>
    <style:style style:name="P60" style:family="paragraph">
      <loext:graphic-properties draw:fill-color="#2b333c"/>
    </style:style>
    <style:style style:name="P61" style:family="paragraph">
      <loext:graphic-properties draw:fill-color="#bfdaf0"/>
    </style:style>
    <style:style style:name="T1" style:family="text">
      <style:text-properties officeooo:rsid="00415b1b"/>
    </style:style>
    <style:style style:name="T2" style:family="text">
      <style:text-properties officeooo:rsid="00377311"/>
    </style:style>
    <style:style style:name="T3" style:family="text">
      <style:text-properties officeooo:rsid="00468323"/>
    </style:style>
    <style:style style:name="T4" style:family="text">
      <style:text-properties style:font-name="fontello" officeooo:rsid="00231bf6" style:font-name-asian="fontello" style:font-size-asian="12pt" style:font-name-complex="fontello"/>
    </style:style>
    <style:style style:name="T5" style:family="text">
      <style:text-properties style:font-name="fontello" officeooo:rsid="00231bf6" style:font-name-asian="fontello" style:font-name-complex="fontello"/>
    </style:style>
    <style:style style:name="T6" style:family="text">
      <style:text-properties style:font-name="fontello" fo:font-weight="normal" officeooo:rsid="00231bf6" style:font-name-asian="fontello" style:font-weight-asian="normal" style:font-name-complex="fontello" style:font-weight-complex="normal"/>
    </style:style>
    <style:style style:name="T7" style:family="text">
      <style:text-properties style:font-name="fontello" fo:font-size="12pt" fo:font-weight="normal" officeooo:rsid="00231bf6" style:font-name-asian="fontello" style:font-size-asian="10.5pt" style:font-weight-asian="normal" style:font-name-complex="fontello" style:font-size-complex="12pt" style:font-weight-complex="normal"/>
    </style:style>
    <style:style style:name="T8" style:family="text">
      <style:text-properties style:font-name="fontello" fo:font-size="16pt" fo:font-weight="normal" officeooo:rsid="00231bf6" style:font-name-asian="fontello" style:font-size-asian="16pt" style:font-weight-asian="normal" style:font-name-complex="fontello" style:font-size-complex="16pt" style:font-weight-complex="normal"/>
    </style:style>
    <style:style style:name="T9" style:family="text">
      <style:text-properties fo:color="#c9211e" loext:opacity="100%" style:font-name="fontello" officeooo:rsid="00231bf6" style:font-name-asian="fontello" style:font-size-asian="12pt" style:font-name-complex="fontello"/>
    </style:style>
    <style:style style:name="T10" style:family="text">
      <style:text-properties fo:color="#c9211e" loext:opacity="100%" officeooo:rsid="0032abb4" style:font-name-asian="fontello" style:font-size-asian="12pt" style:font-name-complex="fontello"/>
    </style:style>
    <style:style style:name="T11" style:family="text">
      <style:text-properties officeooo:rsid="0032abb4" style:font-name-asian="fontello" style:font-size-asian="12pt" style:font-name-complex="fontello"/>
    </style:style>
    <style:style style:name="T12" style:family="text">
      <style:text-properties fo:color="#ffffff" loext:opacity="100%" style:font-name="fontello" fo:font-size="12pt" style:text-underline-style="none" fo:font-weight="normal" officeooo:rsid="00231bf6" style:font-name-asian="fontello" style:font-size-asian="12pt" style:font-weight-asian="normal" style:font-name-complex="fontello" style:font-size-complex="12pt" style:font-weight-complex="normal"/>
    </style:style>
    <style:style style:name="T13" style:family="text">
      <style:text-properties fo:color="#ffffff" loext:opacity="100%" style:font-name="fontello" fo:font-size="12pt" style:text-underline-style="none" fo:font-weight="normal" officeooo:rsid="00231bf6" style:font-name-asian="fontello" style:font-size-asian="10.5pt" style:font-weight-asian="normal" style:font-name-complex="fontello" style:font-size-complex="12pt" style:font-weight-complex="normal"/>
    </style:style>
    <style:style style:name="T14" style:family="text">
      <style:text-properties fo:color="#ffffff" loext:opacity="100%" style:font-name="Century Gothic" fo:font-size="12pt" style:text-underline-style="solid" style:text-underline-width="auto" style:text-underline-color="font-color" fo:font-weight="normal" officeooo:rsid="001dc339" style:font-size-asian="10.5pt" style:font-weight-asian="normal" style:font-size-complex="12pt" style:font-weight-complex="normal"/>
    </style:style>
    <style:style style:name="T15" style:family="text">
      <style:text-properties fo:color="#ffffff" loext:opacity="100%" style:font-name="Century Gothic" fo:font-size="12pt" style:text-underline-style="solid" style:text-underline-width="auto" style:text-underline-color="font-color" fo:font-weight="normal" officeooo:rsid="0025ab06" style:font-size-asian="10.5pt" style:font-weight-asian="normal" style:font-size-complex="12pt" style:font-weight-complex="normal"/>
    </style:style>
    <style:style style:name="T16" style:family="text">
      <style:text-properties fo:color="#ffffff" loext:opacity="100%" style:font-name="Century Gothic" fo:font-size="12pt" style:text-underline-style="none" fo:font-weight="normal" officeooo:rsid="001dc339" style:font-size-asian="12pt" style:font-weight-asian="normal" style:font-size-complex="12pt" style:font-weight-complex="normal"/>
    </style:style>
    <style:style style:name="T17" style:family="text">
      <style:text-properties fo:color="#ffffff" loext:opacity="100%" style:font-name="Century Gothic" fo:font-size="12pt" style:text-underline-style="none" fo:font-weight="normal" officeooo:rsid="001dc339" style:font-size-asian="10.5pt" style:font-weight-asian="normal" style:font-size-complex="12pt" style:font-weight-complex="normal"/>
    </style:style>
    <style:style style:name="T18" style:family="text">
      <style:text-properties fo:color="#ffffff" loext:opacity="100%" style:font-name="Century Gothic" fo:font-size="12pt" fo:font-style="normal" style:text-underline-style="none" fo:font-weight="normal" officeooo:rsid="002ae113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color="#ffffff" loext:opacity="100%" style:font-name="Century Gothic" fo:font-size="12pt" fo:font-style="normal" style:text-underline-style="none" fo:font-weight="normal" officeooo:rsid="002ae113" style:font-size-asian="10.5pt" style:font-style-asian="normal" style:font-weight-asian="normal" style:font-size-complex="12pt" style:font-style-complex="normal" style:font-weight-complex="normal"/>
    </style:style>
    <style:style style:name="T20" style:family="text">
      <style:text-properties fo:color="#ffffff" loext:opacity="100%" style:font-name="Century Gothic" fo:font-size="12pt" fo:font-style="normal" style:text-underline-style="solid" style:text-underline-width="auto" style:text-underline-color="font-color" fo:font-weight="normal" officeooo:rsid="002ae113" style:font-size-asian="10.5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Century Gothic" fo:font-size="14pt" fo:font-weight="normal" officeooo:rsid="00160b2c" style:font-size-asian="12.25pt" style:font-weight-asian="normal" style:font-size-complex="14pt" style:font-weight-complex="normal"/>
    </style:style>
    <style:style style:name="T22" style:family="text">
      <style:text-properties style:font-name="Century Gothic" fo:font-size="14pt" fo:font-weight="normal" officeooo:rsid="00415b1b" style:font-size-asian="12.25pt" style:font-weight-asian="normal" style:font-size-complex="14pt" style:font-weight-complex="normal"/>
    </style:style>
    <style:style style:name="T23" style:family="text">
      <style:text-properties style:font-name="Century Gothic" fo:font-size="10pt" fo:font-weight="normal" officeooo:rsid="00160b2c" style:font-size-asian="10pt" style:font-weight-asian="normal" style:font-size-complex="10pt" style:font-weight-complex="normal"/>
    </style:style>
    <style:style style:name="T24" style:family="text">
      <style:text-properties officeooo:rsid="00160b2c"/>
    </style:style>
    <style:style style:name="T25" style:family="text">
      <style:text-properties fo:color="#808080" loext:opacity="100%" style:font-name="Century Gothic" fo:font-size="10pt" fo:font-weight="normal" officeooo:rsid="00415b1b" style:font-size-asian="10pt" style:font-weight-asian="normal" style:font-size-complex="10pt" style:font-weight-complex="normal"/>
    </style:style>
    <style:style style:name="T26" style:family="text">
      <style:text-properties fo:color="#808080" loext:opacity="100%" fo:font-size="10pt" style:font-size-asian="10pt" style:font-size-complex="10pt"/>
    </style:style>
    <style:style style:name="T27" style:family="text">
      <style:text-properties fo:color="#808080" loext:opacity="100%" fo:font-size="10pt" officeooo:rsid="00160b2c" style:font-size-asian="10pt" style:font-size-complex="10pt"/>
    </style:style>
    <style:style style:name="T28" style:family="text">
      <style:text-properties fo:color="#808080" loext:opacity="100%" fo:font-size="10pt" officeooo:rsid="002aa12c" style:font-size-asian="10pt" style:font-size-complex="10pt"/>
    </style:style>
    <style:style style:name="T29" style:family="text">
      <style:text-properties fo:color="#808080" loext:opacity="100%" fo:font-size="10pt" officeooo:rsid="00427d61" style:font-size-asian="10pt" style:font-size-complex="10pt"/>
    </style:style>
    <style:style style:name="T30" style:family="text">
      <style:text-properties officeooo:rsid="00172783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0172783" style:font-weight-asian="bold" style:font-weight-complex="bold"/>
    </style:style>
    <style:style style:name="T33" style:family="text">
      <style:text-properties fo:font-size="10pt" style:font-size-asian="10pt" style:font-size-complex="10pt"/>
    </style:style>
    <style:style style:name="T34" style:family="text">
      <style:text-properties fo:color="#000000" loext:opacity="100%"/>
    </style:style>
    <style:style style:name="T35" style:family="text">
      <style:text-properties fo:color="#000000" loext:opacity="100%" officeooo:rsid="00172783"/>
    </style:style>
    <style:style style:name="T36" style:family="text">
      <style:text-properties fo:color="#000000" loext:opacity="100%" style:font-name="fontello" fo:font-weight="normal" officeooo:rsid="00231bf6" style:font-name-asian="fontello" style:font-weight-asian="normal" style:font-name-complex="fontello" style:font-weight-complex="normal"/>
    </style:style>
    <style:style style:name="T37" style:family="text">
      <style:text-properties fo:color="#000000" loext:opacity="100%" style:font-name="Century Gothic" fo:font-size="11pt" fo:language="zxx" fo:country="none" style:text-underline-style="solid" style:text-underline-width="auto" style:text-underline-color="font-color" fo:font-weight="normal" officeooo:rsid="003f5ca0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38" style:family="text">
      <style:text-properties fo:color="#000000" loext:opacity="100%" fo:font-size="11pt" style:font-size-asian="11pt" style:font-size-complex="11pt"/>
    </style:style>
    <style:style style:name="T39" style:family="text">
      <style:text-properties officeooo:rsid="001a02e8"/>
    </style:style>
    <style:style style:name="T40" style:family="text">
      <style:text-properties officeooo:rsid="00231bf6"/>
    </style:style>
    <style:style style:name="T41" style:family="text">
      <style:text-properties fo:color="#3465a4" loext:opacity="100%" style:font-name="fontello" fo:font-size="16pt" fo:font-weight="normal" officeooo:rsid="00231bf6" style:font-name-asian="fontello" style:font-size-asian="16pt" style:font-weight-asian="normal" style:font-name-complex="fontello" style:font-size-complex="16pt" style:font-weight-complex="normal"/>
    </style:style>
    <style:style style:name="T42" style:family="text">
      <style:text-properties fo:color="#3465a4" loext:opacity="100%" style:font-name="fontello" fo:font-weight="normal" officeooo:rsid="00231bf6" style:font-name-asian="fontello" style:font-weight-asian="normal" style:font-name-complex="fontello" style:font-weight-complex="normal"/>
    </style:style>
    <style:style style:name="T43" style:family="text">
      <style:text-properties fo:color="#323232" loext:opacity="100%" style:font-name="Century Gothic" fo:font-size="11pt" fo:font-weight="normal" officeooo:rsid="001c8214" style:font-size-asian="11pt" style:font-weight-asian="normal" style:font-size-complex="11pt" style:font-weight-complex="normal"/>
    </style:style>
    <style:style style:name="T44" style:family="text">
      <style:text-properties fo:color="#323232" loext:opacity="100%" style:font-name="Century Gothic" fo:font-size="11pt" fo:font-weight="normal" officeooo:rsid="002a4a4a" style:font-size-asian="11pt" style:font-weight-asian="normal" style:font-size-complex="11pt" style:font-weight-complex="normal"/>
    </style:style>
    <style:style style:name="T45" style:family="text">
      <style:text-properties fo:color="#323232" loext:opacity="100%" style:font-name="Century Gothic" fo:font-size="11pt" fo:font-weight="normal" officeooo:rsid="003c794c" style:font-size-asian="11pt" style:font-weight-asian="normal" style:font-size-complex="11pt" style:font-weight-complex="normal"/>
    </style:style>
    <style:style style:name="T46" style:family="text">
      <style:text-properties fo:color="#323232" loext:opacity="100%" style:font-name="Century Gothic" fo:font-size="14pt" fo:font-weight="bold" officeooo:rsid="001c8214" style:font-size-asian="14pt" style:font-weight-asian="bold" style:font-size-complex="14pt" style:font-weight-complex="bold"/>
    </style:style>
    <style:style style:name="T47" style:family="text">
      <style:text-properties fo:color="#323232" loext:opacity="100%" style:font-name="Century Gothic" fo:font-weight="normal" officeooo:rsid="001c8214" style:font-weight-asian="normal" style:font-weight-complex="normal"/>
    </style:style>
    <style:style style:name="T48" style:family="text">
      <style:text-properties fo:color="#323232" loext:opacity="100%" style:font-name="Century Gothic" fo:font-weight="normal" officeooo:rsid="002a4a4a" style:font-weight-asian="normal" style:font-weight-complex="normal"/>
    </style:style>
    <style:style style:name="T49" style:family="text">
      <style:text-properties fo:color="#323232" loext:opacity="100%" style:font-name="Century Gothic" fo:font-weight="normal" officeooo:rsid="003c794c" style:font-weight-asian="normal" style:font-weight-complex="normal"/>
    </style:style>
    <style:style style:name="T50" style:family="text">
      <style:text-properties fo:color="#323232" loext:opacity="100%" style:font-name="fontello" fo:font-size="14pt" fo:font-weight="normal" officeooo:rsid="00231bf6" style:font-name-asian="fontello" style:font-size-asian="14pt" style:font-weight-asian="normal" style:font-name-complex="fontello" style:font-size-complex="14pt" style:font-weight-complex="normal"/>
    </style:style>
    <style:style style:name="T51" style:family="text">
      <style:text-properties fo:color="#323232" loext:opacity="100%" style:font-name="fontello" fo:font-size="16pt" fo:font-weight="normal" officeooo:rsid="00231bf6" style:font-name-asian="fontello" style:font-size-asian="16pt" style:font-weight-asian="normal" style:font-name-complex="fontello" style:font-size-complex="16pt" style:font-weight-complex="normal"/>
    </style:style>
    <style:style style:name="T52" style:family="text">
      <style:text-properties officeooo:rsid="003ca45c"/>
    </style:style>
    <style:style style:name="T53" style:family="text">
      <style:text-properties officeooo:rsid="003dd4fb"/>
    </style:style>
    <style:style style:name="T54" style:family="text">
      <style:text-properties officeooo:rsid="00427d61"/>
    </style:style>
    <style:style style:name="T55" style:family="text">
      <style:text-properties officeooo:rsid="00449899"/>
    </style:style>
    <style:style style:name="T56" style:family="text">
      <style:text-properties officeooo:rsid="004e8d8b"/>
    </style:style>
    <style:style style:name="T57" style:family="text">
      <style:text-properties officeooo:rsid="00501955"/>
    </style:style>
    <style:style style:name="T58" style:family="text">
      <style:text-properties officeooo:rsid="00521e6c"/>
    </style:style>
    <style:style style:name="T59" style:family="text">
      <style:text-properties officeooo:rsid="0053771e"/>
    </style:style>
    <style:style style:name="T60" style:family="text">
      <style:text-properties officeooo:rsid="005b56f1"/>
    </style:style>
    <style:style style:name="T61" style:family="text">
      <style:text-properties officeooo:rsid="005e943d"/>
    </style:style>
    <style:style style:name="T62" style:family="text">
      <style:text-properties officeooo:rsid="00601b18"/>
    </style:style>
    <style:style style:name="T63" style:family="text">
      <style:text-properties fo:color="#666666" loext:opacity="100%" style:font-name="Century Gothic" fo:font-size="10pt" fo:font-weight="normal" officeooo:rsid="00415b1b" style:font-size-asian="10pt" style:font-weight-asian="normal" style:font-size-complex="10pt" style:font-weight-complex="normal"/>
    </style:style>
    <style:style style:name="T64" style:family="text">
      <style:text-properties fo:color="#666666" loext:opacity="100%" fo:font-size="10pt" style:font-size-asian="10pt" style:font-size-complex="10pt"/>
    </style:style>
    <style:style style:name="T65" style:family="text">
      <style:text-properties fo:color="#666666" loext:opacity="100%" fo:font-size="10pt" officeooo:rsid="002aa12c" style:font-size-asian="10pt" style:font-size-complex="10pt"/>
    </style:style>
    <style:style style:name="T66" style:family="text">
      <style:text-properties fo:color="#666666" loext:opacity="100%" fo:font-size="10pt" officeooo:rsid="00160b2c" style:font-size-asian="10pt" style:font-size-complex="10pt"/>
    </style:style>
    <style:style style:name="T67" style:family="text">
      <style:text-properties fo:color="#666666" loext:opacity="100%" fo:font-size="10pt" officeooo:rsid="00427d61" style:font-size-asian="10pt" style:font-size-complex="10pt"/>
    </style:style>
    <style:style style:name="Sect1" style:family="section">
      <style:section-properties text:dont-balance-text-columns="false" style:editable="false">
        <style:columns fo:column-count="2">
          <style:column style:rel-width="6662*" fo:start-indent="0cm" fo:end-indent="0.249cm"/>
          <style:column style:rel-width="4110*" fo:start-indent="0.249cm" fo:end-indent="0cm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7cm" fo:margin-left="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57cm" fo:text-indent="-0.635cm" fo:margin-left="1.5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205cm" fo:text-indent="-0.635cm" fo:margin-left="2.2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84cm" fo:text-indent="-0.635cm" fo:margin-left="2.8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475cm" fo:text-indent="-0.635cm" fo:margin-left="3.4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11cm" fo:text-indent="-0.635cm" fo:margin-left="4.1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745cm" fo:text-indent="-0.635cm" fo:margin-left="4.7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38cm" fo:text-indent="-0.635cm" fo:margin-left="5.3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015cm" fo:text-indent="-0.635cm" fo:margin-left="6.0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65cm" fo:text-indent="-0.635cm" fo:margin-left="6.6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97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97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7cm" fo:margin-left="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323232" draw:fill-color="#2b333c" draw:textarea-horizontal-align="justify" draw:textarea-vertical-align="middle" draw:auto-grow-height="false" fo:min-height="4.001cm" fo:min-width="21.001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color="#ffffff" draw:fill-color="#bfdaf0" draw:textarea-horizontal-align="justify" draw:textarea-vertical-align="middle" draw:auto-grow-height="false" fo:min-height="29.7cm" fo:min-width="7.5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1" draw:z-index="1" draw:name="Forme2" draw:style-name="gr1" draw:text-style-name="P60" svg:width="21.002cm" svg:height="4.001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text:anchor-type="page" text:anchor-page-number="1" draw:z-index="0" draw:name="Forme1" draw:style-name="gr2" draw:text-style-name="P61" svg:width="7.501cm" svg:height="29.701cm" svg:x="13.499cm" svg:y="0cm">
        <text:p/>
        <draw:enhanced-geometry svg:viewBox="0 0 21600 21600" draw:type="rectangle" draw:enhanced-path="M 0 0 L 21600 0 21600 21600 0 21600 0 0 Z N"/>
      </draw:custom-shape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6"><text:span text:style-name="T41"></text:span><text:span text:style-name="T6"> </text:span>EXPÉRIENCES PROFESSIONNELLE</text:p>
          </table:table-cell>
        </table:table-row>
      </table:table>
      <text:p text:style-name="P55"/>
      <text:p text:style-name="P17"><text:span text:style-name="T1">Novembre</text:span> 202<text:span text:style-name="T1">2</text:span> - <text:span text:style-name="T1">en cours</text:span></text:p>
      <text:p text:style-name="P23"><text:span text:style-name="T21">Développeur </text:span><text:span text:style-name="T22">F</text:span><text:span text:style-name="T21">rontend - Shaple</text:span><text:span text:style-name="T23"> </text:span><text:span text:style-name="T63">Lyon (remote)</text:span></text:p>
      <text:p text:style-name="P48">Développement de l'outil "Backupta" (gestion de sauvegarde de configurations <text:span text:style-name="T62">et d’utilisateurs</text:span> Okta)</text:p>
      <text:p text:style-name="P53"/>
      <text:p text:style-name="P16">Octobre 2019 - Avril 2020</text:p>
      <text:p text:style-name="P10">Assistant de projet<text:span text:style-name="T33"> </text:span><text:span text:style-name="T64">Robert Gordon University, </text:span><text:span text:style-name="T65">Aberdeen (UK)</text:span></text:p>
      <text:p text:style-name="P48">Développement d'une application mobile au sein d’une</text:p>
      <text:p text:style-name="P49">équipe</text:p>
      <text:p text:style-name="P49"><text:span text:style-name="T32">Technologies :</text:span><text:span text:style-name="T30"> </text:span>React-<text:span text:style-name="T52">n</text:span>ative, MongoDB et React</text:p>
      <text:p text:style-name="P51"/>
      <text:p text:style-name="P15">Avril - Juin 2019</text:p>
      <text:p text:style-name="P9">Stage en entreprise<text:span text:style-name="T33"> </text:span><text:span text:style-name="T64">Robert Gordon University, </text:span><text:span text:style-name="T65">Aberdeen (UK)</text:span></text:p>
      <text:p text:style-name="P48">Gestion de projet et développement d’applications</text:p>
      <text:p text:style-name="P49">mobile </text:p>
      <text:p text:style-name="P50"><text:span text:style-name="T32">Technologies :</text:span> React-<text:span text:style-name="T52">n</text:span>ative, <text:span text:style-name="T53">Expo</text:span></text:p>
      <text:p text:style-name="P52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7"><text:span text:style-name="T41"></text:span><text:span text:style-name="T36"> </text:span><text:span text:style-name="T34">FO</text:span>RMATION</text:p>
          </table:table-cell>
        </table:table-row>
      </table:table>
      <text:p text:style-name="P56"/>
      <text:p text:style-name="P18">2019 - 2020</text:p>
      <text:p text:style-name="P8">Bachelor of Computer science<text:span text:style-name="T33"> </text:span><text:span text:style-name="T66">Robert Gordon University, </text:span><text:span text:style-name="T65">Aberdeen (UK)</text:span></text:p>
      <text:p text:style-name="P58"/>
      <text:p text:style-name="P19"><text:span text:style-name="T24">2</text:span>017 - 2019</text:p>
      <text:p text:style-name="P5">DUT Informatique<text:span text:style-name="T33"> </text:span><text:span text:style-name="T64">IUT de Clermont-Ferrand </text:span><text:span text:style-name="T67">(63)</text:span></text:p>
      <text:p text:style-name="P57"/>
      <text:p text:style-name="P14">2016 - 2017</text:p>
      <text:p text:style-name="P5">Baccalauréat Scientifique<text:span text:style-name="T33"> </text:span><text:span text:style-name="T64">Lycée Pierre - Caraminot, Égletons (19)</text:span></text:p>
      <text:p text:style-name="P43">Option Sciences de l’Ingénieur, spécialité Informatique</text:p>
      <text:p text:style-name="P43">et Sciences du Numérique. Mention assez bien</text:p>
      <text:p text:style-name="P46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7"><text:span text:style-name="T41"></text:span><text:span text:style-name="T42"> </text:span>RÉALISATIONS</text:p>
          </table:table-cell>
        </table:table-row>
      </table:table>
      <text:p text:style-name="P44"/>
      <text:p text:style-name="P24"><text:a xlink:type="simple" xlink:href="https://github.com/RGU-Computing/fitchat" text:style-name="Internet_20_link" text:visited-style-name="Visited_20_Internet_20_Link"><text:span text:style-name="T37">FitChat</text:span></text:a></text:p>
      <text:p text:style-name="P12">Application mobile permettant d’aider les personnes ayant des douleurs chronique, <text:span text:style-name="T56">à</text:span> les soulager, en leur proposant des exercices en fonction de leur activit<text:span text:style-name="T35">é</text:span>.</text:p>
      <text:p text:style-name="P12"><text:span text:style-name="T31">Technologies : </text:span><text:span text:style-name="T39">R</text:span>eact-native, Google Fit API, Dialogflow API, Firebase</text:p>
      <text:p text:style-name="P45"/>
      <text:p text:style-name="P11"><text:a xlink:type="simple" xlink:href="https://github.com/BenjaminPcrd" text:style-name="Internet_20_link" text:visited-style-name="Visited_20_Internet_20_Link"><text:span text:style-name="T38">Attendr App &amp; Dashboard</text:span></text:a></text:p>
      <text:p text:style-name="P12">Applications mobile et interface web, permettant aux professeurs de gérer la présence des élèves en classe.</text:p>
      <text:p text:style-name="P13"><text:span text:style-name="T31">Technologies : </text:span><text:span text:style-name="T39">R</text:span>eact-native, <text:span text:style-name="T39">React, MongoDb</text:span></text:p>
      <text:p text:style-name="P47"/>
      <text:p text:style-name="P25"><text:a xlink:type="simple" xlink:href="https://github.com/BenjaminPcrd/TmdbSearchApp" text:style-name="Internet_20_link" text:visited-style-name="Visited_20_Internet_20_Link"><text:span text:style-name="T38">TheMovieDB Search App</text:span></text:a></text:p>
      <text:p text:style-name="P12">Application mobile utilisant l’API de themoviedb.org permettant d’afficher des informations sur les films et d’en rechercher.</text:p>
      <text:p text:style-name="P12"><text:span text:style-name="T31">Technologies : </text:span><text:span text:style-name="T39">R</text:span>eact-native, Expo</text:p>
      <text:p text:style-name="P54"/>
      <text:p text:style-name="P21"><text:span text:style-name="T51"></text:span><text:span text:style-name="T50"> </text:span><text:span text:style-name="T46">APTITUDES</text:span></text:p>
      <text:p text:style-name="P37"/>
      <text:list text:style-name="L1">
        <text:list-item>
          <text:p text:style-name="P59"><text:span text:style-name="T47">Anglais niveau </text:span><text:span text:style-name="T48">B2</text:span><text:span text:style-name="T47">, </text:span><text:span text:style-name="T49">10</text:span><text:span text:style-name="T47"> mois passé en Écosse</text:span></text:p>
        </text:list-item>
        <text:list-item>
          <text:p text:style-name="P59"><text:span text:style-name="T47">Brevet d’aptitudes aux fonctions d’animateur </text:span><text:span text:style-name="T48">(BAFA)</text:span></text:p>
        </text:list-item>
        <text:list-item>
          <text:p text:style-name="P27">Permis B, véhicule personnel</text:p>
        </text:list-item>
      </text:list>
      <text:p text:style-name="P35"/>
      <text:p text:style-name="P20"><text:span text:style-name="T8"></text:span><text:span text:style-name="T7"> </text:span>COMPÉTENCES <text:span text:style-name="T40">INFORMATIQUE</text:span></text:p>
      <text:p text:style-name="P39"/>
      <text:p text:style-name="P33">Langages &amp; framework :</text:p>
      <text:p text:style-name="P41"/>
      <text:list text:style-name="L2">
        <text:list-item>
          <text:p text:style-name="P29">Javascript <text:span text:style-name="T54">&amp; </text:span>Typescript</text:p>
        </text:list-item>
        <text:list-item>
          <text:p text:style-name="P29">React <text:span text:style-name="T54">&amp; </text:span>React-native</text:p>
        </text:list-item>
        <text:list-item>
          <text:p text:style-name="P30">Bootstrap <text:span text:style-name="T58">&amp; Tailwind </text:span><text:span text:style-name="T59">CSS</text:span></text:p>
        </text:list-item>
      </text:list>
      <text:p text:style-name="P40"/>
      <text:p text:style-name="P34">Outils &amp; logiciels</text:p>
      <text:p text:style-name="P42"/>
      <text:list text:style-name="L3">
        <text:list-item>
          <text:p text:style-name="P31">Firebase</text:p>
        </text:list-item>
        <text:list-item>
          <text:p text:style-name="P32">AWS (Cognito, DynamoDB, S3, Lambda)</text:p>
        </text:list-item>
        <text:list-item>
          <text:p text:style-name="P31">Git</text:p>
        </text:list-item>
        <text:list-item>
          <text:p text:style-name="P31">Jira</text:p>
        </text:list-item>
        <text:list-item>
          <text:p text:style-name="P31">Linux</text:p>
        </text:list-item>
      </text:list>
      <text:p text:style-name="P36"/>
      <text:p text:style-name="P22"><text:span text:style-name="T51"></text:span><text:span text:style-name="T50"> </text:span><text:span text:style-name="T46">CENTRES D’INTÉRÊT</text:span></text:p>
      <text:p text:style-name="P38"/>
      <text:list text:style-name="L4">
        <text:list-item>
          <text:p text:style-name="P28">Escalade (<text:span text:style-name="T56">En salle, v</text:span>oie <text:span text:style-name="T56">et </text:span>grande voie)</text:p>
        </text:list-item>
        <text:list-item>
          <text:p text:style-name="P28">Slackline <text:span text:style-name="T55">&amp; Highline</text:span></text:p>
        </text:list-item>
        <text:list-item>
          <text:p text:style-name="P28"><text:span text:style-name="T57">R</text:span>andonnée <text:span text:style-name="T57">&amp;</text:span> bivouac</text:p>
        </text:list-item>
        <text:list-item>
          <text:p text:style-name="P28">Bricolage, DIY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entury Gothic" svg:font-family="'Century Gothic'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fontello" svg:font-family="fontello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ffffff" loext:opacity="100%" style:font-name="Century Gothic" fo:font-size="28pt" fo:font-weight="bold" officeooo:rsid="001dc339" officeooo:paragraph-rsid="001dc339" style:font-size-asian="28pt" style:font-weight-asian="bold" style:font-size-complex="28pt" style:font-weight-complex="bold"/>
    </style:style>
    <style:style style:name="MP2" style:family="paragraph" style:parent-style-name="Header">
      <style:text-properties fo:color="#ffffff" loext:opacity="100%" style:font-name="Century Gothic" fo:font-size="18pt" fo:font-weight="normal" officeooo:rsid="001dc339" officeooo:paragraph-rsid="001dc339" style:font-size-asian="18pt" style:font-weight-asian="normal" style:font-size-complex="18pt" style:font-weight-complex="normal"/>
    </style:style>
    <style:style style:name="MP3" style:family="paragraph" style:parent-style-name="Header">
      <style:text-properties fo:color="#ffffff" loext:opacity="100%" style:font-name="Century Gothic" fo:font-size="12pt" fo:font-weight="normal" officeooo:rsid="001dc339" officeooo:paragraph-rsid="00231bf6" style:font-size-asian="10.5pt" style:font-weight-asian="normal" style:font-size-complex="12pt" style:font-weight-complex="normal"/>
    </style:style>
    <style:style style:name="MP4" style:family="paragraph" style:parent-style-name="Header">
      <style:text-properties officeooo:paragraph-rsid="00231bf6"/>
    </style:style>
    <style:style style:name="MT1" style:family="text">
      <style:text-properties officeooo:rsid="00415b1b"/>
    </style:style>
    <style:style style:name="MT2" style:family="text">
      <style:text-properties officeooo:rsid="00377311"/>
    </style:style>
    <style:style style:name="MT3" style:family="text">
      <style:text-properties officeooo:rsid="00468323"/>
    </style:style>
    <style:style style:name="MT4" style:family="text">
      <style:text-properties style:font-name="fontello" officeooo:rsid="00231bf6" style:font-name-asian="fontello" style:font-name-complex="fontello"/>
    </style:style>
    <style:style style:name="MT5" style:family="text">
      <style:text-properties style:font-name="fontello" officeooo:rsid="00231bf6" style:font-name-asian="fontello" style:font-size-asian="12pt" style:font-name-complex="fontello"/>
    </style:style>
    <style:style style:name="MT6" style:family="text">
      <style:text-properties fo:color="#c9211e" loext:opacity="100%" style:font-name="fontello" officeooo:rsid="00231bf6" style:font-name-asian="fontello" style:font-size-asian="12pt" style:font-name-complex="fontello"/>
    </style:style>
    <style:style style:name="MT7" style:family="text">
      <style:text-properties officeooo:rsid="0032abb4" style:font-name-asian="fontello" style:font-size-asian="12pt" style:font-name-complex="fontello"/>
    </style:style>
    <style:style style:name="MT8" style:family="text">
      <style:text-properties fo:color="#c9211e" loext:opacity="100%" officeooo:rsid="0032abb4" style:font-name-asian="fontello" style:font-size-asian="12pt" style:font-name-complex="fontello"/>
    </style:style>
    <style:style style:name="MT9" style:family="text">
      <style:text-properties officeooo:rsid="005b56f1"/>
    </style:style>
    <style:style style:name="MT10" style:family="text">
      <style:text-properties fo:color="#ffffff" loext:opacity="100%" style:font-name="fontello" fo:font-size="12pt" style:text-underline-style="none" fo:font-weight="normal" officeooo:rsid="00231bf6" style:font-name-asian="fontello" style:font-size-asian="12pt" style:font-weight-asian="normal" style:font-name-complex="fontello" style:font-size-complex="12pt" style:font-weight-complex="normal"/>
    </style:style>
    <style:style style:name="MT11" style:family="text">
      <style:text-properties fo:color="#ffffff" loext:opacity="100%" style:font-name="fontello" fo:font-size="12pt" style:text-underline-style="none" fo:font-weight="normal" officeooo:rsid="00231bf6" style:font-name-asian="fontello" style:font-size-asian="10.5pt" style:font-weight-asian="normal" style:font-name-complex="fontello" style:font-size-complex="12pt" style:font-weight-complex="normal"/>
    </style:style>
    <style:style style:name="MT12" style:family="text">
      <style:text-properties fo:color="#ffffff" loext:opacity="100%" style:font-name="Century Gothic" fo:font-size="12pt" style:text-underline-style="solid" style:text-underline-width="auto" style:text-underline-color="font-color" fo:font-weight="normal" officeooo:rsid="001dc339" style:font-size-asian="10.5pt" style:font-weight-asian="normal" style:font-size-complex="12pt" style:font-weight-complex="normal"/>
    </style:style>
    <style:style style:name="MT13" style:family="text">
      <style:text-properties fo:color="#ffffff" loext:opacity="100%" style:font-name="Century Gothic" fo:font-size="12pt" style:text-underline-style="solid" style:text-underline-width="auto" style:text-underline-color="font-color" fo:font-weight="normal" officeooo:rsid="0025ab06" style:font-size-asian="10.5pt" style:font-weight-asian="normal" style:font-size-complex="12pt" style:font-weight-complex="normal"/>
    </style:style>
    <style:style style:name="MT14" style:family="text">
      <style:text-properties fo:color="#ffffff" loext:opacity="100%" style:font-name="Century Gothic" fo:font-size="12pt" style:text-underline-style="none" fo:font-weight="normal" officeooo:rsid="001dc339" style:font-size-asian="12pt" style:font-weight-asian="normal" style:font-size-complex="12pt" style:font-weight-complex="normal"/>
    </style:style>
    <style:style style:name="MT15" style:family="text">
      <style:text-properties fo:color="#ffffff" loext:opacity="100%" style:font-name="Century Gothic" fo:font-size="12pt" style:text-underline-style="none" fo:font-weight="normal" officeooo:rsid="001dc339" style:font-size-asian="10.5pt" style:font-weight-asian="normal" style:font-size-complex="12pt" style:font-weight-complex="normal"/>
    </style:style>
    <style:style style:name="MT16" style:family="text">
      <style:text-properties fo:color="#ffffff" loext:opacity="100%" style:font-name="Century Gothic" fo:font-size="12pt" fo:font-style="normal" style:text-underline-style="none" fo:font-weight="normal" officeooo:rsid="002ae113" style:font-size-asian="12pt" style:font-style-asian="normal" style:font-weight-asian="normal" style:font-size-complex="12pt" style:font-style-complex="normal" style:font-weight-complex="normal"/>
    </style:style>
    <style:style style:name="MT17" style:family="text">
      <style:text-properties fo:color="#ffffff" loext:opacity="100%" style:font-name="Century Gothic" fo:font-size="12pt" fo:font-style="normal" style:text-underline-style="none" fo:font-weight="normal" officeooo:rsid="002ae113" style:font-size-asian="10.5pt" style:font-style-asian="normal" style:font-weight-asian="normal" style:font-size-complex="12pt" style:font-style-complex="normal" style:font-weight-complex="normal"/>
    </style:style>
    <style:style style:name="MT18" style:family="text">
      <style:text-properties fo:color="#ffffff" loext:opacity="100%" style:font-name="Century Gothic" fo:font-size="12pt" fo:font-style="normal" style:text-underline-style="solid" style:text-underline-width="auto" style:text-underline-color="font-color" fo:font-weight="normal" officeooo:rsid="002ae113" style:font-size-asian="10.5pt" style:font-style-asian="normal" style:font-weight-asian="normal" style:font-size-complex="12pt" style:font-style-complex="normal" style:font-weight-complex="normal"/>
    </style:style>
    <style:style style:name="MSect1" style:family="section">
      <style:section-properties text:dont-balance-text-columns="false" style:editable="false">
        <style:columns fo:column-count="2">
          <style:column style:rel-width="6662*" fo:start-indent="0cm" fo:end-indent="0.249cm"/>
          <style:column style:rel-width="4110*" fo:start-indent="0.249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>
          <style:column style:rel-width="7087*" fo:start-indent="0cm" fo:end-indent="0.499cm"/>
          <style:column style:rel-width="3685*" fo:start-indent="0.4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3.5cm" fo:margin-left="0cm" fo:margin-right="0cm" fo:margin-bottom="1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section text:style-name="MSect1" text:name="Section1">
          <text:p text:style-name="MP1">Benjamin Picard</text:p>
          <text:p text:style-name="MP2">Développeur <text:span text:style-name="MT1">Frontend</text:span> - <text:span text:style-name="MT2">2</text:span><text:span text:style-name="MT3">4</text:span><text:span text:style-name="MT2"> ans</text:span></text:p>
          <text:p text:style-name="MP3"><text:span text:style-name="MT4"/></text:p>
          <text:p text:style-name="MP3"><text:span text:style-name="MT5"></text:span><text:span text:style-name="MT6"> </text:span><text:span text:style-name="MT7">+33</text:span><text:span text:style-name="MT8"> </text:span>7 86 65 60 <text:span text:style-name="MT9">7</text:span>6</text:p>
          <text:p text:style-name="MP4"><text:a xlink:type="simple" xlink:href="mailto:benjamin.picard0@gmail.com" text:style-name="Internet_20_link" text:visited-style-name="Visited_20_Internet_20_Link"><text:span text:style-name="MT10"></text:span><text:span text:style-name="MT11"> </text:span><text:span text:style-name="MT12">benjamin.picard0@gmail.c</text:span><text:span text:style-name="MT13">o</text:span><text:span text:style-name="MT12">m</text:span></text:a></text:p>
          <text:p text:style-name="MP4"><text:a xlink:type="simple" xlink:href="https://github.com/BenjaminPcrd" text:style-name="Internet_20_link" text:visited-style-name="Visited_20_Internet_20_Link"><text:span text:style-name="MT14"></text:span><text:span text:style-name="MT15"> </text:span><text:span text:style-name="MT12">/BenjaminPcrd</text:span></text:a></text:p>
          <text:p text:style-name="MP4"><text:a xlink:type="simple" xlink:href="https://www.linkedin.com/in/benjaminpcrd/" text:style-name="Internet_20_link" text:visited-style-name="Visited_20_Internet_20_Link"><text:span text:style-name="MT16"></text:span><text:span text:style-name="MT17"> </text:span><text:span text:style-name="MT18">/in/BenjaminPcrd</text:span></text:a></text:p>
        </text:section>
      </style:head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5T16:46:06.671470889</meta:creation-date>
    <dc:date>2023-10-16T11:52:13.950157636</dc:date>
    <meta:editing-duration>PT2H46M26S</meta:editing-duration>
    <meta:editing-cycles>58</meta:editing-cycles>
    <meta:generator>LibreOffice/7.4.7.2$Linux_X86_64 LibreOffice_project/40$Build-2</meta:generator>
    <meta:document-statistic meta:table-count="3" meta:image-count="0" meta:object-count="0" meta:page-count="1" meta:paragraph-count="59" meta:word-count="308" meta:character-count="2041" meta:non-whitespace-character-count="1806"/>
  </office:meta>
</office:document-meta>
</file>